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0000003208195A30FFFB3332E.png" manifest:media-type="image/png"/>
  <manifest:file-entry manifest:full-path="Pictures/1000020100000500000003203E76F07DCCDFE6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6c98e" officeooo:paragraph-rsid="0006c9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7.59cm" svg:height="10.993cm" draw:z-index="0"><draw:image xlink:href="Pictures/1000020100000500000003203E76F07DCCDFE6ED.png" xlink:type="simple" xlink:show="embed" xlink:actuate="onLoad" draw:mime-type="image/png"/></draw:frame><draw:frame draw:style-name="fr1" draw:name="Image2" text:anchor-type="char" svg:x="0cm" svg:y="10.991cm" svg:width="17.59cm" svg:height="10.993cm" draw:z-index="1"><draw:image xlink:href="Pictures/1000020100000500000003208195A30FFFB3332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6c98e" officeooo:paragraph-rsid="0006c98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lexander Vasil</text:p>
        <text:p text:style-name="MP1">Unix sect.0001</text:p>
        <text:p text:style-name="MP1">ACEUNIX Productions</text:p>
        <text:p text:style-name="MP1">51.222.30.17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30T18:36:07.661450653</meta:creation-date>
    <dc:date>2020-11-30T18:39:43.715999501</dc:date>
    <meta:editing-duration>PT3M37S</meta:editing-duration>
    <meta:editing-cycles>1</meta:editing-cycles>
    <meta:document-statistic meta:table-count="0" meta:image-count="2" meta:object-count="0" meta:page-count="1" meta:paragraph-count="4" meta:word-count="7" meta:character-count="61" meta:non-whitespace-character-count="58"/>
    <meta:generator>LibreOffice/7.0.2.2$Linux_X86_64 LibreOffice_project/00$Build-2</meta:generator>
  </office:meta>
</office:document-meta>
</file>